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709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0.313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lease</text:p>
          </table:table-cell>
          <table:table-cell table:style-name="ce1" table:number-columns-repeated="250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General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cleanup interface names (Handler instead of Ihandler)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General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search/replace NullPointerException/ObjectTK.enforceNotNull()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Metamodel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getXYOptions() - Methode unterstützen (aka Choice)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Metamodel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bei enum type sind options automatisch durch enum-elemente bestimmt (falls getXYOptions() fehlt)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Metamodel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rewrite ModelInspector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Metamodel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replace use of ModelInspector with OpenClassRepository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Metamodel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Re-Naming: @Executable VS @Operation, @Expose VS @Show, @ExposeProperties VS @ShowProperties / @HideProperties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@Operation(name): unique name erzwingen bei overloaded Methoden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Metamodel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JavaMetaModel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Metamodel</text:p>
          </table:table-cell>
          <table:table-cell table:style-name="ce1" office:value-type="string">
            <text:p>Defer</text:p>
          </table:table-cell>
          <table:table-cell table:style-name="ce1" office:value-type="string">
            <text:p>MetaModel Layering: ab Modell VS. für widgets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DataConnector</text:p>
          </table:table-cell>
          <table:table-cell table:style-name="ce1" office:value-type="string">
            <text:p>Verify</text:p>
          </table:table-cell>
          <table:table-cell table:style-name="ce1" office:value-type="string">
            <text:p>equals und hashCode in connectors sauber implementieren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DataConnector</text:p>
          </table:table-cell>
          <table:table-cell table:style-name="ce1" office:value-type="string">
            <text:p>Verify</text:p>
          </table:table-cell>
          <table:table-cell table:style-name="ce1" office:value-type="string">
            <text:p>clean-up IDataConnectorFactory und DefaultDataConnectorFactory (infoQueue)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DataConnector</text:p>
          </table:table-cell>
          <table:table-cell table:style-name="ce1" office:value-type="string">
            <text:p>Verify</text:p>
          </table:table-cell>
          <table:table-cell table:style-name="ce1" office:value-type="string">
            <text:p>rethink ConnectorInfo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Binding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Naming: model VS context (ScalarProperty)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Binding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Mediator chaining: domain object NICHT Observable – edit über Widget und Operation triggern refresh über gesamten Mediator Tree (alles zurzeit sichtbare)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Binding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ListPanel muss Inhalt refreshen, wenn Property von Detail ändert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Workbench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Navigator.back()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Editor</text:p>
          </table:table-cell>
          <table:table-cell table:style-name="ce1" office:value-type="string">
            <text:p>Open</text:p>
          </table:table-cell>
          <table:table-cell table:style-name="ce4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Editor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code duplication: GenericForm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Editor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code duplication: CollectionWidgetController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Editor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@Embedded: embedded Properties werden in Tab angezeigt (z.B.: Person.address -&gt; Properties von Address im Tab)</text:p>
          </table:table-cell>
          <table:table-cell table:style-name="ce1" table:number-columns-repeated="251"/>
        </table:table-row>
        <table:table-row table:style-name="ro1" table:visibility="filter">
          <table:table-cell table:style-name="ce1" table:number-columns-repeated="2"/>
          <table:table-cell table:style-name="ce1" office:value-type="string">
            <text:p>Editor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@Embedded(EmbeddableFactory) auf Class: für dynamische (by-mapping) oder mehrwertige Embedded Objects</text:p>
          </table:table-cell>
          <table:table-cell table:style-name="ce1"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executable actions</text:p>
          </table:table-cell>
          <table:table-cell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navigation</text:p>
          </table:table-cell>
          <table:table-cell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style-name="ce2"/>
          <table:table-cell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request focus on buttons: &lt;executables&gt;, btns in executable dialogs</text:p>
          </table:table-cell>
          <table:table-cell office:value-type="float" office:value="9.08">
            <text:p>9.08</text:p>
          </table:table-cell>
          <table:table-cell table:style-name="ce2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/>
          <table:table-cell office:value-type="string">
            <text:p>ExecuteDialog</text:p>
          </table:table-cell>
          <table:table-cell office:value-type="string">
            <text:p>Verify</text:p>
          </table:table-cell>
          <table:table-cell office:value-type="string">
            <text:p>ExecutableAction: keine Auto-Navigation zu primitiven Typen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clipse Run-Icon (Play-Button) als Icon für Operations (auch bei Table verwendent)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IFluentFeed support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xecuteDialog mit Objektauswahl: person.order().addItem(foo, 2)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Re-Naming: OperationDialog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wenn namen in @Executable auf properties zeigen, dann edit mode - also felder mit property werten befullen</text:p>
          </table:table-cell>
          <table:table-cell table:number-columns-repeated="251"/>
        </table:table-row>
        <table:table-row table:style-name="ro1" table:visibility="filter">
          <table:table-cell office:value-type="float" office:value="2">
            <text:p>2</text:p>
          </table:table-cell>
          <table:table-cell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generic choice support with JList and selectable/choice property (LocalizedHelloWorldExample)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ChoiceUISwing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Aufrufe zu Model und zu Widget immer in try-catch-finally: keine undefinierten Zustände bei Exception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3" office:value-type="string">
            <text:p>Table</text:p>
          </table:table-cell>
          <table:table-cell office:value-type="string">
            <text:p>Done</text:p>
          </table:table-cell>
          <table:table-cell office:value-type="string">
            <text:p>@ExposeProperties auf getter-Methoden und Feldern für table columns auswahl</text:p>
          </table:table-cell>
          <table:table-cell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3" office:value-type="string">
            <text:p>Table</text:p>
          </table:table-cell>
          <table:table-cell office:value-type="string">
            <text:p>Open</text:p>
          </table:table-cell>
          <table:table-cell table:style-name="ce4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3" office:value-type="string">
            <text:p>Table</text:p>
          </table:table-cell>
          <table:table-cell office:value-type="string">
            <text:p>Open</text:p>
          </table:table-cell>
          <table:table-cell table:style-name="ce4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3" office:value-type="string">
            <text:p>Table</text:p>
          </table:table-cell>
          <table:table-cell office:value-type="string">
            <text:p>Defer</text:p>
          </table:table-cell>
          <table:table-cell table:style-name="ce4" office:value-type="string">
            <text:p>TableColumn <text:span text:style-name="T1">Auswahl</text:span> in <text:span text:style-name="T1">handmade</text:span> panels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3" office:value-type="string">
            <text:p>Table</text:p>
          </table:table-cell>
          <table:table-cell office:value-type="string">
            <text:p>Verify</text:p>
          </table:table-cell>
          <table:table-cell table:style-name="ce4" office:value-type="string">
            <text:p>@OperationAffinity(“removeAddress”) Person.addressSelection: Btn. Für Operation wird bei Table der Adressen angezeigt, Selection als param für Operation</text:p>
          </table:table-cell>
          <table:table-cell table:style-name="Default"/>
          <table:table-cell table:number-columns-repeated="250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3" office:value-type="string">
            <text:p>Table</text:p>
          </table:table-cell>
          <table:table-cell office:value-type="string">
            <text:p>Verify</text:p>
          </table:table-cell>
          <table:table-cell table:style-name="ce4" office:value-type="string">
            <text:p>@OperationAffinity(“removeAddress”) Person.addressSelection: Operation.enabled nur wenn Selektion in Tabelle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3" office:value-type="string">
            <text:p>Types/Converters</text:p>
          </table:table-cell>
          <table:table-cell office:value-type="string">
            <text:p>Done</text:p>
          </table:table-cell>
          <table:table-cell table:style-name="ce4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/>
          <table:table-cell table:style-name="ce3" office:value-type="string">
            <text:p>Types/Converters</text:p>
          </table:table-cell>
          <table:table-cell office:value-type="string">
            <text:p>Open</text:p>
          </table:table-cell>
          <table:table-cell table:style-name="ce4" office:value-type="string">
            <text:p>Prio. 1 haben Typen von String geparsed werden koennen</text:p>
          </table:table-cell>
          <table:table-cell table:number-columns-repeated="251"/>
        </table:table-row>
        <table:table-row table:style-name="ro1" table:visibility="filter">
          <table:table-cell office:value-type="float" office:value="2">
            <text:p>2</text:p>
          </table:table-cell>
          <table:table-cell/>
          <table:table-cell table:style-name="ce3" office:value-type="string">
            <text:p>Types/Converters</text:p>
          </table:table-cell>
          <table:table-cell office:value-type="string">
            <text:p>Open</text:p>
          </table:table-cell>
          <table:table-cell table:style-name="ce4" office:value-type="string">
            <text:p>boolean VS. Boolean // klare Definition wo primitive Typen und wo immer Objects verwendet werden</text:p>
          </table:table-cell>
          <table:table-cell table:number-columns-repeated="251"/>
        </table:table-row>
        <table:table-row table:style-name="ro1" table:visibility="filter">
          <table:table-cell office:value-type="float" office:value="2">
            <text:p>2</text:p>
          </table:table-cell>
          <table:table-cell/>
          <table:table-cell table:style-name="ce3" office:value-type="string">
            <text:p>Types/Converters</text:p>
          </table:table-cell>
          <table:table-cell office:value-type="string">
            <text:p>Open</text:p>
          </table:table-cell>
          <table:table-cell table:style-name="ce4" office:value-type="string">
            <text:p>ModelInspector.isPrimitive(Class) : boolean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3" office:value-type="string">
            <text:p>Types/Converters</text:p>
          </table:table-cell>
          <table:table-cell office:value-type="string">
            <text:p>Open</text:p>
          </table:table-cell>
          <table:table-cell office:value-type="string">
            <text:p>full support for converters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/>
          <table:table-cell table:style-name="ce3" office:value-type="string">
            <text:p>DDD</text:p>
          </table:table-cell>
          <table:table-cell office:value-type="string">
            <text:p>Verify</text:p>
          </table:table-cell>
          <table:table-cell office:value-type="string">
            <text:p>Support for CompanionObjec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3" office:value-type="string">
            <text:p>DDD</text:p>
          </table:table-cell>
          <table:table-cell office:value-type="string">
            <text:p>Defer</text:p>
          </table:table-cell>
          <table:table-cell office:value-type="string">
            <text:p>aggregates: nur aggregates in der sidebar als navigations startpunkt verfügbar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4" office:value-type="string">
            <text:p><text:span text:style-name="T1">testcases</text:span> <text:span text:style-name="T1">wieder</text:span> fit <text:span text:style-name="T1">machen</text:span></text:p>
          </table:table-cell>
          <table:table-cell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4" office:value-type="string">
            <text:p>ant <text:span text:style-name="T1">buildfile</text:span> fur core: build.xml</text:p>
          </table:table-cell>
          <table:table-cell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4" office:value-type="string">
            <text:p>dataProxy refresh/reload model <text:span text:style-name="T1">ist</text:span> observable, stateChange</text:p>
          </table:table-cell>
          <table:table-cell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4" office:value-type="string">
            <text:p>dataProxy refresh/reload model <text:span text:style-name="T1">ist</text:span> observable, propertyChange</text:p>
          </table:table-cell>
          <table:table-cell office:value-type="float" office:value="9.08">
            <text:p>9.08</text:p>
          </table:table-cell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/>
          <table:table-cell office:value-type="string">
            <text:p>Test</text:p>
          </table:table-cell>
          <table:table-cell office:value-type="string">
            <text:p>Verify</text:p>
          </table:table-cell>
          <table:table-cell table:style-name="ce4" office:value-type="string">
            <text:p>getter only plugs richtig handhaben, Acess Rules beachten in writeValue0()</text:p>
          </table:table-cell>
          <table:table-cell table:number-columns-repeated="251"/>
        </table:table-row>
        <table:table-row table:style-name="ro1" table:visibility="filter">
          <table:table-cell office:value-type="float" office:value="1">
            <text:p>1</text:p>
          </table:table-cell>
          <table:table-cell/>
          <table:table-cell office:value-type="string">
            <text:p>Test</text:p>
          </table:table-cell>
          <table:table-cell office:value-type="string">
            <text:p>Verify</text:p>
          </table:table-cell>
          <table:table-cell table:style-name="ce4" office:value-type="string">
            <text:p>graceful handling of getXY() ohne setXY() methode (Access)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4" office:value-type="string">
            <text:p>immutable &amp; read-only: public final field (and optional public getter)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rojectExample als Showcase für verfügbare Widgets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short description of all examples: wiki and class commen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finish currency converter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Fowlers state machine aus DSL buch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/>
          <table:table-cell office:value-type="string">
            <text:p>Samples</text:p>
          </table:table-cell>
          <table:table-cell office:value-type="string">
            <text:p>Verify</text:p>
          </table:table-cell>
          <table:table-cell office:value-type="string">
            <text:p>Prüfen ob Order Model sinnvoll und funktionsfähig</text:p>
          </table:table-cell>
          <table:table-cell table:style-name="Default"/>
          <table:table-cell table:number-columns-repeated="250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number-columns-repeated="250"/>
        </table:table-row>
      </table:table>
      <table:table table:name="Sheet2" table:style-name="ta1" table:print="false">
        <table:table-column table:style-name="co6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2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IV1" table:display-filter-buttons="true">
          <table:filter>
            <table:filter-and>
              <table:filter-condition table:field-number="0" table:value="1" table:operator="="/>
              <table:filter-condition table:field-number="1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03/14/2010</text:date>, <text:time>00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03-14T00:36:31</dc:date>
    <meta:editing-cycles>67</meta:editing-cycles>
    <meta:editing-duration>PT8H30M33S</meta:editing-duration>
    <meta:user-defined meta:name="Info 1"/>
    <meta:user-defined meta:name="Info 2"/>
    <meta:user-defined meta:name="Info 3"/>
    <meta:user-defined meta:name="Info 4"/>
    <meta:document-statistic meta:table-count="3" meta:cell-count="217"/>
  </office:meta>
</office:document-meta>
</file>